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1cb17" officeooo:paragraph-rsid="0001cb17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5pt" fo:font-weight="bold" officeooo:rsid="0001cb17" officeooo:paragraph-rsid="0001cb17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5pt" fo:font-weight="bold" officeooo:rsid="0001cb17" officeooo:paragraph-rsid="00024350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24350" officeooo:paragraph-rsid="00024350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3pt" fo:font-weight="bold" officeooo:rsid="0001cb17" officeooo:paragraph-rsid="0001cb17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3pt" fo:font-weight="bold" officeooo:rsid="0001cb17" officeooo:paragraph-rsid="00024350" style:font-size-asian="13pt" style:font-weight-asian="bold" style:font-size-complex="13pt" style:font-weight-complex="bold"/>
    </style:style>
    <style:style style:name="T1" style:family="text">
      <style:text-properties officeooo:rsid="000243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umário</text:p>
      <text:p text:style-name="P1"/>
      <text:p text:style-name="P1"/>
      <text:p text:style-name="P2">1. Introdução…………………………………………………………………. <text:s/>1</text:p>
      <text:p text:style-name="P5">1.1Proposta…….…………………………………………………………….…………….. 2</text:p>
      <text:p text:style-name="P5">1.2Benefícios…...…………………….………………………………………………….…. 3</text:p>
      <text:p text:style-name="P5">1.3 Aplicação.…..…………………….…………………………………………………….. 4</text:p>
      <text:p text:style-name="P2">2. Cronograma………………….…………………………………...………... 6</text:p>
      <text:p text:style-name="P2">3. Referencial………………….…………………………………………..…. <text:s/>8</text:p>
      <text:p text:style-name="P5">3.1 HTML…………………………..……………………………………….………….….. 8</text:p>
      <text:p text:style-name="P5">3.2 <text:span text:style-name="T1">CSS……………………………….………………………………………………</text:span>..….. <text:span text:style-name="T1">10</text:span></text:p>
      <text:p text:style-name="P5">3.3 <text:span text:style-name="T1">JS.……………………………….……………………………………………………</text:span>.. <text:span text:style-name="T1">11</text:span></text:p>
      <text:p text:style-name="P6">3.3 <text:span text:style-name="T1">Intregrando HTML, CSS e JS...……………………………………………………</text:span>.. <text:span text:style-name="T1">12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26T09:04:25.256000058</meta:creation-date>
    <dc:date>2024-08-26T09:25:02.833253438</dc:date>
    <meta:editing-duration>PT8M37S</meta:editing-duration>
    <meta:editing-cycles>1</meta:editing-cycles>
    <meta:document-statistic meta:table-count="0" meta:image-count="0" meta:object-count="0" meta:page-count="1" meta:paragraph-count="11" meta:word-count="33" meta:character-count="481" meta:non-whitespace-character-count="457"/>
    <meta:generator>LibreOffice/6.4.7.2$Linux_X86_64 LibreOffice_project/40$Build-2</meta:generator>
  </office:meta>
</office:document-meta>
</file>